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4" style:family="table" style:master-page-name="Default">
      <style:table-properties table:display="true" style:writing-mode="lr-tb" tableooo:tab-color="#729fcf"/>
    </style:style>
    <style:style style:name="ta3" style:family="table" style:master-page-name="Default">
      <style:table-properties table:display="true" style:writing-mode="lr-tb" tableooo:tab-color="#81d41a"/>
    </style:style>
    <style:style style:name="ta5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fo:color="#c9211e" fo:font-weight="bold" style:font-weight-asian="bold" style:font-weight-complex="bold"/>
    </style:style>
    <style:style style:name="ce2" style:family="table-cell" style:parent-style-name="Default">
      <style:text-properties fo:color="#ff0000" fo:font-weight="bold" style:font-weight-asian="bold" style:font-weight-complex="bold"/>
    </style:style>
    <style:style style:name="ce16" style:family="table-cell" style:parent-style-name="Default">
      <style:text-properties fo:color="#c9211e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8" style:family="table-cell" style:parent-style-name="Default">
      <style:text-properties fo:color="#000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21" style:family="table-cell" style:parent-style-name="Default">
      <style:text-properties fo:color="#ff0000"/>
    </style:style>
    <style:style style:name="ce10" style:family="table-cell" style:parent-style-name="Default">
      <style:text-properties fo:color="#c9211e" fo:font-weight="bold" style:font-weight-asian="bold" style:font-weight-complex="bold"/>
    </style:style>
    <style:style style:name="ce11" style:family="table-cell" style:parent-style-name="Default">
      <style:text-properties fo:color="#ff0000" fo:font-weight="bold" style:font-weight-asian="bold" style:font-weight-complex="bold"/>
    </style:style>
    <style:style style:name="ce12" style:family="table-cell" style:parent-style-name="Default">
      <style:text-properties fo:color="#c9211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5" style:family="table-cell" style:parent-style-name="Default">
      <style:text-properties fo:color="#00000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24" style:family="table-cell" style:parent-style-name="Defaul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P1_R59" table:style-name="ta4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gister 59: Left MICPGA Volume Control Register - 0x01 / 0x3B (P1_R59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.5" calcext:value-type="float">
            <text:p>9.5</text:p>
          </table:table-cell>
          <table:table-cell/>
        </table:table-row>
        <table:table-row table:style-name="ro1">
          <table:table-cell table:style-name="ce10" office:value-type="string" calcext:value-type="string">
            <text:p>001 010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.5" calcext:value-type="float">
            <text:p>10.5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.5" calcext:value-type="float">
            <text:p>11.5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 table:style-name="ce10" office:value-type="string" calcext:value-type="string">
            <text:p>001 1010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.5" calcext:value-type="float">
            <text:p>13.5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4.5" calcext:value-type="float">
            <text:p>14.5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5.5" calcext:value-type="float">
            <text:p>15.5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 table:style-name="ce10" office:value-type="string" calcext:value-type="string">
            <text:p>010 0010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8.5" calcext:value-type="float">
            <text:p>18.5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.5" calcext:value-type="float">
            <text:p>19.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.5" calcext:value-type="float">
            <text:p>20.5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1.5" calcext:value-type="float">
            <text:p>21.5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2.5" calcext:value-type="float">
            <text:p>22.5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11" office:value-type="string" calcext:value-type="string">
            <text:p>010 1111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string" calcext:value-type="string">
            <text:p>011 000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011 0001</text:p>
          </table:table-cell>
          <table:table-cell office:value-type="float" office:value="49" calcext:value-type="float">
            <text:p>49</text:p>
          </table:table-cell>
          <table:table-cell office:value-type="float" office:value="24.5" calcext:value-type="float">
            <text:p>24.5</text:p>
          </table:table-cell>
          <table:table-cell/>
        </table:table-row>
        <table:table-row table:style-name="ro1">
          <table:table-cell office:value-type="string" calcext:value-type="string">
            <text:p>011 00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6.5" calcext:value-type="float">
            <text:p>26.5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7.5" calcext:value-type="float">
            <text:p>27.5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8.5" calcext:value-type="float">
            <text:p>28.5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9.5" calcext:value-type="float">
            <text:p>29.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30.5" calcext:value-type="float">
            <text:p>30.5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31.5" calcext:value-type="float">
            <text:p>31.5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32.5" calcext:value-type="float">
            <text:p>32.5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33.5" calcext:value-type="float">
            <text:p>33.5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34.5" calcext:value-type="float">
            <text:p>34.5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35.5" calcext:value-type="float">
            <text:p>35.5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36.5" calcext:value-type="float">
            <text:p>36.5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.5</text:p>
          </table:table-cell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38.5" calcext:value-type="float">
            <text:p>38.5</text:p>
          </table:table-cell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39.5" calcext:value-type="float">
            <text:p>39.5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40.5" calcext:value-type="float">
            <text:p>40.5</text:p>
          </table:table-cell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41.5" calcext:value-type="float">
            <text:p>41.5</text:p>
          </table:table-cell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42.5" calcext:value-type="float">
            <text:p>42.5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43.5" calcext:value-type="float">
            <text:p>43.5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44.5" calcext:value-type="float">
            <text:p>44.5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45.5" calcext:value-type="float">
            <text:p>45.5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101 1101</text:p>
          </table:table-cell>
          <table:table-cell office:value-type="float" office:value="93" calcext:value-type="float">
            <text:p>93</text:p>
          </table:table-cell>
          <table:table-cell office:value-type="float" office:value="46.5" calcext:value-type="float">
            <text:p>46.5</text:p>
          </table:table-cell>
          <table:table-cell/>
        </table:table-row>
        <table:table-row table:style-name="ro1">
          <table:table-cell office:value-type="string" calcext:value-type="string">
            <text:p>101 1110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101 1111</text:p>
          </table:table-cell>
          <table:table-cell office:value-type="float" office:value="95" calcext:value-type="float">
            <text:p>95</text:p>
          </table:table-cell>
          <table:table-cell office:value-type="float" office:value="47.5" calcext:value-type="float">
            <text:p>47.5</text:p>
          </table:table-cell>
          <table:table-cell/>
        </table:table-row>
      </table:table>
      <table:table table:name="P0_R66" table:style-name="ta5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egister 66: Right DAC Channel Digital Volume Control Register - 0x00 / 0x42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0011 000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0 1111</text:p>
          </table:table-cell>
          <table:table-cell office:value-type="float" office:value="47" calcext:value-type="float">
            <text:p>47</text:p>
          </table:table-cell>
          <table:table-cell office:value-type="float" office:value="23.5" calcext:value-type="float">
            <text:p>23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2.5" calcext:value-type="float">
            <text:p>22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1.5" calcext:value-type="float">
            <text:p>21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.5" calcext:value-type="float">
            <text:p>20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8.5" calcext:value-type="float">
            <text:p>18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7.5" calcext:value-type="float">
            <text:p>17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.5" calcext:value-type="float">
            <text:p>13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.5" calcext:value-type="float">
            <text:p>11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.5" calcext:value-type="float">
            <text:p>10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.5" calcext:value-type="float">
            <text:p>9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 000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 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11 1111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/>
          <table:table-cell table:formula="of:=128+[.B52]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/>
          <table:table-cell table:formula="of:=128+[.B53]"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-1.5" calcext:value-type="float">
            <text:p>-1.5</text:p>
          </table:table-cell>
          <table:table-cell/>
          <table:table-cell table:formula="of:=128+[.B54]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/>
          <table:table-cell table:formula="of:=128+[.B55]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-2.5" calcext:value-type="float">
            <text:p>-2.5</text:p>
          </table:table-cell>
          <table:table-cell/>
          <table:table-cell table:formula="of:=128+[.B56]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/>
          <table:table-cell table:formula="of:=128+[.B57]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office:value-type="float" office:value="-3.5" calcext:value-type="float">
            <text:p>-3.5</text:p>
          </table:table-cell>
          <table:table-cell/>
          <table:table-cell table:formula="of:=128+[.B58]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/>
          <table:table-cell table:formula="of:=128+[.B59]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office:value-type="float" office:value="-4.5" calcext:value-type="float">
            <text:p>-4.5</text:p>
          </table:table-cell>
          <table:table-cell/>
          <table:table-cell table:formula="of:=128+[.B60]"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128+[.B61]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 office:value-type="float" office:value="-5.5" calcext:value-type="float">
            <text:p>-5.5</text:p>
          </table:table-cell>
          <table:table-cell/>
          <table:table-cell table:formula="of:=128+[.B62]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office:value-type="float" office:value="-6" calcext:value-type="float">
            <text:p>-6</text:p>
          </table:table-cell>
          <table:table-cell/>
          <table:table-cell table:formula="of:=128+[.B63]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-13" calcext:value-type="float">
            <text:p>-13</text:p>
          </table:table-cell>
          <table:table-cell office:value-type="float" office:value="-6.5" calcext:value-type="float">
            <text:p>-6.5</text:p>
          </table:table-cell>
          <table:table-cell/>
          <table:table-cell table:formula="of:=128+[.B64]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office:value-type="float" office:value="-7" calcext:value-type="float">
            <text:p>-7</text:p>
          </table:table-cell>
          <table:table-cell/>
          <table:table-cell table:formula="of:=128+[.B65]"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office:value-type="float" office:value="-7.5" calcext:value-type="float">
            <text:p>-7.5</text:p>
          </table:table-cell>
          <table:table-cell/>
          <table:table-cell table:formula="of:=128+[.B66]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office:value-type="float" office:value="-8" calcext:value-type="float">
            <text:p>-8</text:p>
          </table:table-cell>
          <table:table-cell/>
          <table:table-cell table:formula="of:=128+[.B67]"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-17" calcext:value-type="float">
            <text:p>-17</text:p>
          </table:table-cell>
          <table:table-cell office:value-type="float" office:value="-8.5" calcext:value-type="float">
            <text:p>-8.5</text:p>
          </table:table-cell>
          <table:table-cell/>
          <table:table-cell table:formula="of:=128+[.B68]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-18" calcext:value-type="float">
            <text:p>-18</text:p>
          </table:table-cell>
          <table:table-cell office:value-type="float" office:value="-9" calcext:value-type="float">
            <text:p>-9</text:p>
          </table:table-cell>
          <table:table-cell/>
          <table:table-cell table:formula="of:=128+[.B69]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-19" calcext:value-type="float">
            <text:p>-19</text:p>
          </table:table-cell>
          <table:table-cell office:value-type="float" office:value="-9.5" calcext:value-type="float">
            <text:p>-9.5</text:p>
          </table:table-cell>
          <table:table-cell/>
          <table:table-cell table:formula="of:=128+[.B70]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128+[.B71]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float" office:value="-21" calcext:value-type="float">
            <text:p>-21</text:p>
          </table:table-cell>
          <table:table-cell office:value-type="float" office:value="-10.5" calcext:value-type="float">
            <text:p>-10.5</text:p>
          </table:table-cell>
          <table:table-cell/>
          <table:table-cell table:formula="of:=128+[.B72]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-22" calcext:value-type="float">
            <text:p>-22</text:p>
          </table:table-cell>
          <table:table-cell office:value-type="float" office:value="-11" calcext:value-type="float">
            <text:p>-11</text:p>
          </table:table-cell>
          <table:table-cell/>
          <table:table-cell table:formula="of:=128+[.B73]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-23" calcext:value-type="float">
            <text:p>-23</text:p>
          </table:table-cell>
          <table:table-cell office:value-type="float" office:value="-11.5" calcext:value-type="float">
            <text:p>-11.5</text:p>
          </table:table-cell>
          <table:table-cell/>
          <table:table-cell table:formula="of:=128+[.B74]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-24" calcext:value-type="float">
            <text:p>-24</text:p>
          </table:table-cell>
          <table:table-cell office:value-type="float" office:value="-12" calcext:value-type="float">
            <text:p>-12</text:p>
          </table:table-cell>
          <table:table-cell/>
          <table:table-cell table:formula="of:=128+[.B75]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office:value-type="float" office:value="-12.5" calcext:value-type="float">
            <text:p>-12.5</text:p>
          </table:table-cell>
          <table:table-cell/>
          <table:table-cell table:formula="of:=128+[.B76]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-26" calcext:value-type="float">
            <text:p>-26</text:p>
          </table:table-cell>
          <table:table-cell office:value-type="float" office:value="-13" calcext:value-type="float">
            <text:p>-13</text:p>
          </table:table-cell>
          <table:table-cell/>
          <table:table-cell table:formula="of:=128+[.B77]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float" office:value="-27" calcext:value-type="float">
            <text:p>-27</text:p>
          </table:table-cell>
          <table:table-cell office:value-type="float" office:value="-13.5" calcext:value-type="float">
            <text:p>-13.5</text:p>
          </table:table-cell>
          <table:table-cell/>
          <table:table-cell table:formula="of:=128+[.B78]"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/>
          <table:table-cell table:formula="of:=128+[.B79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-29" calcext:value-type="float">
            <text:p>-29</text:p>
          </table:table-cell>
          <table:table-cell office:value-type="float" office:value="-14.5" calcext:value-type="float">
            <text:p>-14.5</text:p>
          </table:table-cell>
          <table:table-cell/>
          <table:table-cell table:formula="of:=128+[.B80]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/>
          <table:table-cell table:formula="of:=128+[.B81]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-31" calcext:value-type="float">
            <text:p>-31</text:p>
          </table:table-cell>
          <table:table-cell office:value-type="float" office:value="-15.5" calcext:value-type="float">
            <text:p>-15.5</text:p>
          </table:table-cell>
          <table:table-cell/>
          <table:table-cell table:formula="of:=128+[.B82]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1110 0000</text:p>
          </table:table-cell>
          <table:table-cell office:value-type="float" office:value="-32" calcext:value-type="float">
            <text:p>-32</text:p>
          </table:table-cell>
          <table:table-cell office:value-type="float" office:value="-16" calcext:value-type="float">
            <text:p>-16</text:p>
          </table:table-cell>
          <table:table-cell/>
          <table:table-cell table:formula="of:=128+[.B83]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-33" calcext:value-type="float">
            <text:p>-33</text:p>
          </table:table-cell>
          <table:table-cell office:value-type="float" office:value="-16.5" calcext:value-type="float">
            <text:p>-16.5</text:p>
          </table:table-cell>
          <table:table-cell/>
          <table:table-cell table:formula="of:=128+[.B84]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-34" calcext:value-type="float">
            <text:p>-34</text:p>
          </table:table-cell>
          <table:table-cell office:value-type="float" office:value="-17" calcext:value-type="float">
            <text:p>-17</text:p>
          </table:table-cell>
          <table:table-cell/>
          <table:table-cell table:formula="of:=128+[.B85]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-35" calcext:value-type="float">
            <text:p>-35</text:p>
          </table:table-cell>
          <table:table-cell office:value-type="float" office:value="-17.5" calcext:value-type="float">
            <text:p>-17.5</text:p>
          </table:table-cell>
          <table:table-cell/>
          <table:table-cell table:formula="of:=128+[.B86]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-36" calcext:value-type="float">
            <text:p>-36</text:p>
          </table:table-cell>
          <table:table-cell office:value-type="float" office:value="-18" calcext:value-type="float">
            <text:p>-18</text:p>
          </table:table-cell>
          <table:table-cell/>
          <table:table-cell table:formula="of:=128+[.B87]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-37" calcext:value-type="float">
            <text:p>-37</text:p>
          </table:table-cell>
          <table:table-cell office:value-type="float" office:value="-18.5" calcext:value-type="float">
            <text:p>-18.5</text:p>
          </table:table-cell>
          <table:table-cell/>
          <table:table-cell table:formula="of:=128+[.B88]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-38" calcext:value-type="float">
            <text:p>-38</text:p>
          </table:table-cell>
          <table:table-cell office:value-type="float" office:value="-19" calcext:value-type="float">
            <text:p>-19</text:p>
          </table:table-cell>
          <table:table-cell/>
          <table:table-cell table:formula="of:=128+[.B89]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-39" calcext:value-type="float">
            <text:p>-39</text:p>
          </table:table-cell>
          <table:table-cell office:value-type="float" office:value="-19.5" calcext:value-type="float">
            <text:p>-19.5</text:p>
          </table:table-cell>
          <table:table-cell/>
          <table:table-cell table:formula="of:=128+[.B90]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office:value-type="float" office:value="-20" calcext:value-type="float">
            <text:p>-20</text:p>
          </table:table-cell>
          <table:table-cell/>
          <table:table-cell table:formula="of:=128+[.B91]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-41" calcext:value-type="float">
            <text:p>-41</text:p>
          </table:table-cell>
          <table:table-cell office:value-type="float" office:value="-20.5" calcext:value-type="float">
            <text:p>-20.5</text:p>
          </table:table-cell>
          <table:table-cell/>
          <table:table-cell table:formula="of:=128+[.B92]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-42" calcext:value-type="float">
            <text:p>-42</text:p>
          </table:table-cell>
          <table:table-cell office:value-type="float" office:value="-21" calcext:value-type="float">
            <text:p>-21</text:p>
          </table:table-cell>
          <table:table-cell/>
          <table:table-cell table:formula="of:=128+[.B93]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-43" calcext:value-type="float">
            <text:p>-43</text:p>
          </table:table-cell>
          <table:table-cell office:value-type="float" office:value="-21.5" calcext:value-type="float">
            <text:p>-21.5</text:p>
          </table:table-cell>
          <table:table-cell/>
          <table:table-cell table:formula="of:=128+[.B94]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-44" calcext:value-type="float">
            <text:p>-44</text:p>
          </table:table-cell>
          <table:table-cell office:value-type="float" office:value="-22" calcext:value-type="float">
            <text:p>-22</text:p>
          </table:table-cell>
          <table:table-cell/>
          <table:table-cell table:formula="of:=128+[.B95]"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-45" calcext:value-type="float">
            <text:p>-45</text:p>
          </table:table-cell>
          <table:table-cell office:value-type="float" office:value="-22.5" calcext:value-type="float">
            <text:p>-22.5</text:p>
          </table:table-cell>
          <table:table-cell/>
          <table:table-cell table:formula="of:=128+[.B96]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-46" calcext:value-type="float">
            <text:p>-46</text:p>
          </table:table-cell>
          <table:table-cell office:value-type="float" office:value="-23" calcext:value-type="float">
            <text:p>-23</text:p>
          </table:table-cell>
          <table:table-cell/>
          <table:table-cell table:formula="of:=128+[.B97]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-47" calcext:value-type="float">
            <text:p>-47</text:p>
          </table:table-cell>
          <table:table-cell office:value-type="float" office:value="-23.5" calcext:value-type="float">
            <text:p>-23.5</text:p>
          </table:table-cell>
          <table:table-cell/>
          <table:table-cell table:formula="of:=128+[.B98]"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-48" calcext:value-type="float">
            <text:p>-48</text:p>
          </table:table-cell>
          <table:table-cell office:value-type="float" office:value="-24" calcext:value-type="float">
            <text:p>-24</text:p>
          </table:table-cell>
          <table:table-cell/>
          <table:table-cell table:formula="of:=128+[.B99]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-49" calcext:value-type="float">
            <text:p>-49</text:p>
          </table:table-cell>
          <table:table-cell office:value-type="float" office:value="-24.5" calcext:value-type="float">
            <text:p>-24.5</text:p>
          </table:table-cell>
          <table:table-cell/>
          <table:table-cell table:formula="of:=128+[.B100]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office:value-type="float" office:value="-25" calcext:value-type="float">
            <text:p>-25</text:p>
          </table:table-cell>
          <table:table-cell/>
          <table:table-cell table:formula="of:=128+[.B101]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-25.5" calcext:value-type="float">
            <text:p>-25.5</text:p>
          </table:table-cell>
          <table:table-cell/>
          <table:table-cell table:formula="of:=128+[.B102]"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-26" calcext:value-type="float">
            <text:p>-26</text:p>
          </table:table-cell>
          <table:table-cell/>
          <table:table-cell table:formula="of:=128+[.B103]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-53" calcext:value-type="float">
            <text:p>-53</text:p>
          </table:table-cell>
          <table:table-cell office:value-type="float" office:value="-26.5" calcext:value-type="float">
            <text:p>-26.5</text:p>
          </table:table-cell>
          <table:table-cell/>
          <table:table-cell table:formula="of:=128+[.B104]"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-54" calcext:value-type="float">
            <text:p>-54</text:p>
          </table:table-cell>
          <table:table-cell office:value-type="float" office:value="-27" calcext:value-type="float">
            <text:p>-27</text:p>
          </table:table-cell>
          <table:table-cell/>
          <table:table-cell table:formula="of:=128+[.B105]"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-55" calcext:value-type="float">
            <text:p>-55</text:p>
          </table:table-cell>
          <table:table-cell office:value-type="float" office:value="-27.5" calcext:value-type="float">
            <text:p>-27.5</text:p>
          </table:table-cell>
          <table:table-cell/>
          <table:table-cell table:formula="of:=128+[.B106]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-56" calcext:value-type="float">
            <text:p>-56</text:p>
          </table:table-cell>
          <table:table-cell office:value-type="float" office:value="-28" calcext:value-type="float">
            <text:p>-28</text:p>
          </table:table-cell>
          <table:table-cell/>
          <table:table-cell table:formula="of:=128+[.B107]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-57" calcext:value-type="float">
            <text:p>-57</text:p>
          </table:table-cell>
          <table:table-cell office:value-type="float" office:value="-28.5" calcext:value-type="float">
            <text:p>-28.5</text:p>
          </table:table-cell>
          <table:table-cell/>
          <table:table-cell table:formula="of:=128+[.B108]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-58" calcext:value-type="float">
            <text:p>-58</text:p>
          </table:table-cell>
          <table:table-cell office:value-type="float" office:value="-29" calcext:value-type="float">
            <text:p>-29</text:p>
          </table:table-cell>
          <table:table-cell/>
          <table:table-cell table:formula="of:=128+[.B109]"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-59" calcext:value-type="float">
            <text:p>-59</text:p>
          </table:table-cell>
          <table:table-cell office:value-type="float" office:value="-29.5" calcext:value-type="float">
            <text:p>-29.5</text:p>
          </table:table-cell>
          <table:table-cell/>
          <table:table-cell table:formula="of:=128+[.B110]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-60" calcext:value-type="float">
            <text:p>-60</text:p>
          </table:table-cell>
          <table:table-cell office:value-type="float" office:value="-30" calcext:value-type="float">
            <text:p>-30</text:p>
          </table:table-cell>
          <table:table-cell/>
          <table:table-cell table:formula="of:=128+[.B111]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-61" calcext:value-type="float">
            <text:p>-61</text:p>
          </table:table-cell>
          <table:table-cell office:value-type="float" office:value="-30.5" calcext:value-type="float">
            <text:p>-30.5</text:p>
          </table:table-cell>
          <table:table-cell/>
          <table:table-cell table:formula="of:=128+[.B112]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-62" calcext:value-type="float">
            <text:p>-62</text:p>
          </table:table-cell>
          <table:table-cell office:value-type="float" office:value="-31" calcext:value-type="float">
            <text:p>-31</text:p>
          </table:table-cell>
          <table:table-cell/>
          <table:table-cell table:formula="of:=128+[.B113]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-63" calcext:value-type="float">
            <text:p>-63</text:p>
          </table:table-cell>
          <table:table-cell office:value-type="float" office:value="-31.5" calcext:value-type="float">
            <text:p>-31.5</text:p>
          </table:table-cell>
          <table:table-cell/>
          <table:table-cell table:formula="of:=128+[.B114]" office:value-type="float" office:value="65" calcext:value-type="float">
            <text:p>65</text:p>
          </table:table-cell>
        </table:table-row>
        <table:table-row table:style-name="ro1">
          <table:table-cell table:style-name="ce12" office:value-type="string" calcext:value-type="string">
            <text:p>1100 0000</text:p>
          </table:table-cell>
          <table:table-cell table:style-name="ce12" office:value-type="float" office:value="-64" calcext:value-type="float">
            <text:p>-64</text:p>
          </table:table-cell>
          <table:table-cell table:style-name="ce12" office:value-type="float" office:value="-32" calcext:value-type="float">
            <text:p>-32</text:p>
          </table:table-cell>
          <table:table-cell table:style-name="ce12"/>
          <table:table-cell table:style-name="ce12" table:formula="of:=128+[.B115]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-65" calcext:value-type="float">
            <text:p>-65</text:p>
          </table:table-cell>
          <table:table-cell office:value-type="float" office:value="-32.5" calcext:value-type="float">
            <text:p>-32.5</text:p>
          </table:table-cell>
          <table:table-cell/>
          <table:table-cell table:formula="of:=128+[.B116]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-66" calcext:value-type="float">
            <text:p>-66</text:p>
          </table:table-cell>
          <table:table-cell office:value-type="float" office:value="-33" calcext:value-type="float">
            <text:p>-33</text:p>
          </table:table-cell>
          <table:table-cell/>
          <table:table-cell table:formula="of:=128+[.B117]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-67" calcext:value-type="float">
            <text:p>-67</text:p>
          </table:table-cell>
          <table:table-cell office:value-type="float" office:value="-33.5" calcext:value-type="float">
            <text:p>-33.5</text:p>
          </table:table-cell>
          <table:table-cell/>
          <table:table-cell table:formula="of:=128+[.B118]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-68" calcext:value-type="float">
            <text:p>-68</text:p>
          </table:table-cell>
          <table:table-cell office:value-type="float" office:value="-34" calcext:value-type="float">
            <text:p>-34</text:p>
          </table:table-cell>
          <table:table-cell/>
          <table:table-cell table:formula="of:=128+[.B119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-69" calcext:value-type="float">
            <text:p>-69</text:p>
          </table:table-cell>
          <table:table-cell office:value-type="float" office:value="-34.5" calcext:value-type="float">
            <text:p>-34.5</text:p>
          </table:table-cell>
          <table:table-cell/>
          <table:table-cell table:formula="of:=128+[.B120]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-70" calcext:value-type="float">
            <text:p>-70</text:p>
          </table:table-cell>
          <table:table-cell office:value-type="float" office:value="-35" calcext:value-type="float">
            <text:p>-35</text:p>
          </table:table-cell>
          <table:table-cell/>
          <table:table-cell table:formula="of:=128+[.B121]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-71" calcext:value-type="float">
            <text:p>-71</text:p>
          </table:table-cell>
          <table:table-cell office:value-type="float" office:value="-35.5" calcext:value-type="float">
            <text:p>-35.5</text:p>
          </table:table-cell>
          <table:table-cell/>
          <table:table-cell table:formula="of:=128+[.B122]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-72" calcext:value-type="float">
            <text:p>-72</text:p>
          </table:table-cell>
          <table:table-cell office:value-type="float" office:value="-36" calcext:value-type="float">
            <text:p>-36</text:p>
          </table:table-cell>
          <table:table-cell/>
          <table:table-cell table:formula="of:=128+[.B123]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-73" calcext:value-type="float">
            <text:p>-73</text:p>
          </table:table-cell>
          <table:table-cell office:value-type="float" office:value="-36.5" calcext:value-type="float">
            <text:p>-36.5</text:p>
          </table:table-cell>
          <table:table-cell/>
          <table:table-cell table:formula="of:=128+[.B124]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-74" calcext:value-type="float">
            <text:p>-74</text:p>
          </table:table-cell>
          <table:table-cell office:value-type="float" office:value="-37" calcext:value-type="float">
            <text:p>-37</text:p>
          </table:table-cell>
          <table:table-cell/>
          <table:table-cell table:formula="of:=128+[.B125]"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-75" calcext:value-type="float">
            <text:p>-75</text:p>
          </table:table-cell>
          <table:table-cell office:value-type="float" office:value="-37.5" calcext:value-type="float">
            <text:p>-37.5</text:p>
          </table:table-cell>
          <table:table-cell/>
          <table:table-cell table:formula="of:=128+[.B126]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-76" calcext:value-type="float">
            <text:p>-76</text:p>
          </table:table-cell>
          <table:table-cell office:value-type="float" office:value="-38" calcext:value-type="float">
            <text:p>-38</text:p>
          </table:table-cell>
          <table:table-cell/>
          <table:table-cell table:formula="of:=128+[.B127]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-77" calcext:value-type="float">
            <text:p>-77</text:p>
          </table:table-cell>
          <table:table-cell office:value-type="float" office:value="-38.5" calcext:value-type="float">
            <text:p>-38.5</text:p>
          </table:table-cell>
          <table:table-cell/>
          <table:table-cell table:formula="of:=128+[.B128]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-78" calcext:value-type="float">
            <text:p>-78</text:p>
          </table:table-cell>
          <table:table-cell office:value-type="float" office:value="-39" calcext:value-type="float">
            <text:p>-39</text:p>
          </table:table-cell>
          <table:table-cell/>
          <table:table-cell table:formula="of:=128+[.B129]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-79" calcext:value-type="float">
            <text:p>-79</text:p>
          </table:table-cell>
          <table:table-cell office:value-type="float" office:value="-39.5" calcext:value-type="float">
            <text:p>-39.5</text:p>
          </table:table-cell>
          <table:table-cell/>
          <table:table-cell table:formula="of:=128+[.B130]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-80" calcext:value-type="float">
            <text:p>-80</text:p>
          </table:table-cell>
          <table:table-cell office:value-type="float" office:value="-40" calcext:value-type="float">
            <text:p>-40</text:p>
          </table:table-cell>
          <table:table-cell/>
          <table:table-cell table:formula="of:=128+[.B131]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-81" calcext:value-type="float">
            <text:p>-81</text:p>
          </table:table-cell>
          <table:table-cell office:value-type="float" office:value="-40.5" calcext:value-type="float">
            <text:p>-40.5</text:p>
          </table:table-cell>
          <table:table-cell/>
          <table:table-cell table:formula="of:=128+[.B132]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-82" calcext:value-type="float">
            <text:p>-82</text:p>
          </table:table-cell>
          <table:table-cell office:value-type="float" office:value="-41" calcext:value-type="float">
            <text:p>-41</text:p>
          </table:table-cell>
          <table:table-cell/>
          <table:table-cell table:formula="of:=128+[.B133]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-83" calcext:value-type="float">
            <text:p>-83</text:p>
          </table:table-cell>
          <table:table-cell office:value-type="float" office:value="-41.5" calcext:value-type="float">
            <text:p>-41.5</text:p>
          </table:table-cell>
          <table:table-cell/>
          <table:table-cell table:formula="of:=128+[.B134]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-84" calcext:value-type="float">
            <text:p>-84</text:p>
          </table:table-cell>
          <table:table-cell office:value-type="float" office:value="-42" calcext:value-type="float">
            <text:p>-42</text:p>
          </table:table-cell>
          <table:table-cell/>
          <table:table-cell table:formula="of:=128+[.B135]"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-85" calcext:value-type="float">
            <text:p>-85</text:p>
          </table:table-cell>
          <table:table-cell office:value-type="float" office:value="-42.5" calcext:value-type="float">
            <text:p>-42.5</text:p>
          </table:table-cell>
          <table:table-cell/>
          <table:table-cell table:formula="of:=128+[.B136]"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-86" calcext:value-type="float">
            <text:p>-86</text:p>
          </table:table-cell>
          <table:table-cell office:value-type="float" office:value="-43" calcext:value-type="float">
            <text:p>-43</text:p>
          </table:table-cell>
          <table:table-cell/>
          <table:table-cell table:formula="of:=128+[.B137]"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-87" calcext:value-type="float">
            <text:p>-87</text:p>
          </table:table-cell>
          <table:table-cell office:value-type="float" office:value="-43.5" calcext:value-type="float">
            <text:p>-43.5</text:p>
          </table:table-cell>
          <table:table-cell/>
          <table:table-cell table:formula="of:=128+[.B138]"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-88" calcext:value-type="float">
            <text:p>-88</text:p>
          </table:table-cell>
          <table:table-cell office:value-type="float" office:value="-44" calcext:value-type="float">
            <text:p>-44</text:p>
          </table:table-cell>
          <table:table-cell/>
          <table:table-cell table:formula="of:=128+[.B139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-89" calcext:value-type="float">
            <text:p>-89</text:p>
          </table:table-cell>
          <table:table-cell office:value-type="float" office:value="-44.5" calcext:value-type="float">
            <text:p>-44.5</text:p>
          </table:table-cell>
          <table:table-cell/>
          <table:table-cell table:formula="of:=128+[.B140]"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-90" calcext:value-type="float">
            <text:p>-90</text:p>
          </table:table-cell>
          <table:table-cell office:value-type="float" office:value="-45" calcext:value-type="float">
            <text:p>-45</text:p>
          </table:table-cell>
          <table:table-cell/>
          <table:table-cell table:formula="of:=128+[.B141]"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-91" calcext:value-type="float">
            <text:p>-91</text:p>
          </table:table-cell>
          <table:table-cell office:value-type="float" office:value="-45.5" calcext:value-type="float">
            <text:p>-45.5</text:p>
          </table:table-cell>
          <table:table-cell/>
          <table:table-cell table:formula="of:=128+[.B142]"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-92" calcext:value-type="float">
            <text:p>-92</text:p>
          </table:table-cell>
          <table:table-cell office:value-type="float" office:value="-46" calcext:value-type="float">
            <text:p>-46</text:p>
          </table:table-cell>
          <table:table-cell/>
          <table:table-cell table:formula="of:=128+[.B143]"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-93" calcext:value-type="float">
            <text:p>-93</text:p>
          </table:table-cell>
          <table:table-cell office:value-type="float" office:value="-46.5" calcext:value-type="float">
            <text:p>-46.5</text:p>
          </table:table-cell>
          <table:table-cell/>
          <table:table-cell table:formula="of:=128+[.B144]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-94" calcext:value-type="float">
            <text:p>-94</text:p>
          </table:table-cell>
          <table:table-cell office:value-type="float" office:value="-47" calcext:value-type="float">
            <text:p>-47</text:p>
          </table:table-cell>
          <table:table-cell/>
          <table:table-cell table:formula="of:=128+[.B145]"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-95" calcext:value-type="float">
            <text:p>-95</text:p>
          </table:table-cell>
          <table:table-cell office:value-type="float" office:value="-47.5" calcext:value-type="float">
            <text:p>-47.5</text:p>
          </table:table-cell>
          <table:table-cell/>
          <table:table-cell table:formula="of:=128+[.B146]"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-96" calcext:value-type="float">
            <text:p>-96</text:p>
          </table:table-cell>
          <table:table-cell office:value-type="float" office:value="-48" calcext:value-type="float">
            <text:p>-48</text:p>
          </table:table-cell>
          <table:table-cell/>
          <table:table-cell table:formula="of:=128+[.B147]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-97" calcext:value-type="float">
            <text:p>-97</text:p>
          </table:table-cell>
          <table:table-cell office:value-type="float" office:value="-48.5" calcext:value-type="float">
            <text:p>-48.5</text:p>
          </table:table-cell>
          <table:table-cell/>
          <table:table-cell table:formula="of:=128+[.B148]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-98" calcext:value-type="float">
            <text:p>-98</text:p>
          </table:table-cell>
          <table:table-cell office:value-type="float" office:value="-49" calcext:value-type="float">
            <text:p>-49</text:p>
          </table:table-cell>
          <table:table-cell/>
          <table:table-cell table:formula="of:=128+[.B149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-99" calcext:value-type="float">
            <text:p>-99</text:p>
          </table:table-cell>
          <table:table-cell office:value-type="float" office:value="-49.5" calcext:value-type="float">
            <text:p>-49.5</text:p>
          </table:table-cell>
          <table:table-cell/>
          <table:table-cell table:formula="of:=128+[.B150]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-100" calcext:value-type="float">
            <text:p>-100</text:p>
          </table:table-cell>
          <table:table-cell office:value-type="float" office:value="-50" calcext:value-type="float">
            <text:p>-50</text:p>
          </table:table-cell>
          <table:table-cell/>
          <table:table-cell table:formula="of:=128+[.B151]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-101" calcext:value-type="float">
            <text:p>-101</text:p>
          </table:table-cell>
          <table:table-cell office:value-type="float" office:value="-50.5" calcext:value-type="float">
            <text:p>-50.5</text:p>
          </table:table-cell>
          <table:table-cell/>
          <table:table-cell table:formula="of:=128+[.B152]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-102" calcext:value-type="float">
            <text:p>-102</text:p>
          </table:table-cell>
          <table:table-cell office:value-type="float" office:value="-51" calcext:value-type="float">
            <text:p>-51</text:p>
          </table:table-cell>
          <table:table-cell/>
          <table:table-cell table:formula="of:=128+[.B153]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-103" calcext:value-type="float">
            <text:p>-103</text:p>
          </table:table-cell>
          <table:table-cell office:value-type="float" office:value="-51.5" calcext:value-type="float">
            <text:p>-51.5</text:p>
          </table:table-cell>
          <table:table-cell/>
          <table:table-cell table:formula="of:=128+[.B154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-104" calcext:value-type="float">
            <text:p>-104</text:p>
          </table:table-cell>
          <table:table-cell office:value-type="float" office:value="-52" calcext:value-type="float">
            <text:p>-52</text:p>
          </table:table-cell>
          <table:table-cell/>
          <table:table-cell table:formula="of:=128+[.B155]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-105" calcext:value-type="float">
            <text:p>-105</text:p>
          </table:table-cell>
          <table:table-cell office:value-type="float" office:value="-52.5" calcext:value-type="float">
            <text:p>-52.5</text:p>
          </table:table-cell>
          <table:table-cell/>
          <table:table-cell table:formula="of:=128+[.B156]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-106" calcext:value-type="float">
            <text:p>-106</text:p>
          </table:table-cell>
          <table:table-cell office:value-type="float" office:value="-53" calcext:value-type="float">
            <text:p>-53</text:p>
          </table:table-cell>
          <table:table-cell/>
          <table:table-cell table:formula="of:=128+[.B157]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-107" calcext:value-type="float">
            <text:p>-107</text:p>
          </table:table-cell>
          <table:table-cell office:value-type="float" office:value="-53.5" calcext:value-type="float">
            <text:p>-53.5</text:p>
          </table:table-cell>
          <table:table-cell/>
          <table:table-cell table:formula="of:=128+[.B158]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-108" calcext:value-type="float">
            <text:p>-108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128+[.B159]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-109" calcext:value-type="float">
            <text:p>-109</text:p>
          </table:table-cell>
          <table:table-cell office:value-type="float" office:value="-54.5" calcext:value-type="float">
            <text:p>-54.5</text:p>
          </table:table-cell>
          <table:table-cell/>
          <table:table-cell table:formula="of:=128+[.B160]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-110" calcext:value-type="float">
            <text:p>-110</text:p>
          </table:table-cell>
          <table:table-cell office:value-type="float" office:value="-55" calcext:value-type="float">
            <text:p>-55</text:p>
          </table:table-cell>
          <table:table-cell/>
          <table:table-cell table:formula="of:=128+[.B161]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-111" calcext:value-type="float">
            <text:p>-111</text:p>
          </table:table-cell>
          <table:table-cell office:value-type="float" office:value="-55.5" calcext:value-type="float">
            <text:p>-55.5</text:p>
          </table:table-cell>
          <table:table-cell/>
          <table:table-cell table:formula="of:=128+[.B162]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-112" calcext:value-type="float">
            <text:p>-112</text:p>
          </table:table-cell>
          <table:table-cell office:value-type="float" office:value="-56" calcext:value-type="float">
            <text:p>-56</text:p>
          </table:table-cell>
          <table:table-cell/>
          <table:table-cell table:formula="of:=128+[.B163]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-113" calcext:value-type="float">
            <text:p>-113</text:p>
          </table:table-cell>
          <table:table-cell office:value-type="float" office:value="-56.5" calcext:value-type="float">
            <text:p>-56.5</text:p>
          </table:table-cell>
          <table:table-cell/>
          <table:table-cell table:formula="of:=128+[.B164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-114" calcext:value-type="float">
            <text:p>-114</text:p>
          </table:table-cell>
          <table:table-cell office:value-type="float" office:value="-57" calcext:value-type="float">
            <text:p>-57</text:p>
          </table:table-cell>
          <table:table-cell/>
          <table:table-cell table:formula="of:=128+[.B165]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-115" calcext:value-type="float">
            <text:p>-115</text:p>
          </table:table-cell>
          <table:table-cell office:value-type="float" office:value="-57.5" calcext:value-type="float">
            <text:p>-57.5</text:p>
          </table:table-cell>
          <table:table-cell/>
          <table:table-cell table:formula="of:=128+[.B166]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-116" calcext:value-type="float">
            <text:p>-116</text:p>
          </table:table-cell>
          <table:table-cell office:value-type="float" office:value="-58" calcext:value-type="float">
            <text:p>-58</text:p>
          </table:table-cell>
          <table:table-cell/>
          <table:table-cell table:formula="of:=128+[.B167]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-117" calcext:value-type="float">
            <text:p>-117</text:p>
          </table:table-cell>
          <table:table-cell office:value-type="float" office:value="-58.5" calcext:value-type="float">
            <text:p>-58.5</text:p>
          </table:table-cell>
          <table:table-cell/>
          <table:table-cell table:formula="of:=128+[.B168]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-118" calcext:value-type="float">
            <text:p>-118</text:p>
          </table:table-cell>
          <table:table-cell office:value-type="float" office:value="-59" calcext:value-type="float">
            <text:p>-59</text:p>
          </table:table-cell>
          <table:table-cell/>
          <table:table-cell table:formula="of:=128+[.B169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-119" calcext:value-type="float">
            <text:p>-119</text:p>
          </table:table-cell>
          <table:table-cell office:value-type="float" office:value="-59.5" calcext:value-type="float">
            <text:p>-59.5</text:p>
          </table:table-cell>
          <table:table-cell/>
          <table:table-cell table:formula="of:=128+[.B170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-120" calcext:value-type="float">
            <text:p>-120</text:p>
          </table:table-cell>
          <table:table-cell office:value-type="float" office:value="-60" calcext:value-type="float">
            <text:p>-60</text:p>
          </table:table-cell>
          <table:table-cell/>
          <table:table-cell table:formula="of:=128+[.B171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-121" calcext:value-type="float">
            <text:p>-121</text:p>
          </table:table-cell>
          <table:table-cell office:value-type="float" office:value="-60.5" calcext:value-type="float">
            <text:p>-60.5</text:p>
          </table:table-cell>
          <table:table-cell/>
          <table:table-cell table:formula="of:=128+[.B172]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-122" calcext:value-type="float">
            <text:p>-122</text:p>
          </table:table-cell>
          <table:table-cell office:value-type="float" office:value="-61" calcext:value-type="float">
            <text:p>-61</text:p>
          </table:table-cell>
          <table:table-cell/>
          <table:table-cell table:formula="of:=128+[.B173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-123" calcext:value-type="float">
            <text:p>-123</text:p>
          </table:table-cell>
          <table:table-cell office:value-type="float" office:value="-61.5" calcext:value-type="float">
            <text:p>-61.5</text:p>
          </table:table-cell>
          <table:table-cell/>
          <table:table-cell table:formula="of:=128+[.B174]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-124" calcext:value-type="float">
            <text:p>-124</text:p>
          </table:table-cell>
          <table:table-cell office:value-type="float" office:value="-62" calcext:value-type="float">
            <text:p>-62</text:p>
          </table:table-cell>
          <table:table-cell/>
          <table:table-cell table:formula="of:=128+[.B175]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-125" calcext:value-type="float">
            <text:p>-125</text:p>
          </table:table-cell>
          <table:table-cell office:value-type="float" office:value="-62.5" calcext:value-type="float">
            <text:p>-62.5</text:p>
          </table:table-cell>
          <table:table-cell/>
          <table:table-cell table:formula="of:=128+[.B17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00 0010</text:p>
          </table:table-cell>
          <table:table-cell office:value-type="float" office:value="-126" calcext:value-type="float">
            <text:p>-126</text:p>
          </table:table-cell>
          <table:table-cell office:value-type="float" office:value="-63" calcext:value-type="float">
            <text:p>-63</text:p>
          </table:table-cell>
          <table:table-cell/>
          <table:table-cell table:formula="of:=128+[.B17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00 0001</text:p>
          </table:table-cell>
          <table:table-cell office:value-type="float" office:value="-127" calcext:value-type="float">
            <text:p>-127</text:p>
          </table:table-cell>
          <table:table-cell office:value-type="float" office:value="-63.5" calcext:value-type="float">
            <text:p>-63.5</text:p>
          </table:table-cell>
          <table:table-cell/>
          <table:table-cell table:formula="of:=128+[.B178]" office:value-type="float" office:value="1" calcext:value-type="float">
            <text:p>1</text:p>
          </table:table-cell>
        </table:table-row>
      </table:table>
      <table:table table:name="LOL_GAIN     LOR_GAIN" table:style-name="ta3">
        <table:table-column table:style-name="co1" table:default-cell-style-name="Default"/>
        <table:table-column table:style-name="co1" table:number-columns-repeated="3" table:default-cell-style-name="ce2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ge 1 / Register 18: LOL Driver Gain Setting Register - 0x01 / 0x12 (P1_R18)</text:p>
          </table:table-cell>
          <table:table-cell table:number-columns-repeated="5"/>
          <table:table-cell table:style-name="ce24" office:value-type="string" calcext:value-type="string">
            <text:p>TLV320AIC3254_REG_LOL_GAIN</text:p>
          </table:table-cell>
        </table:table-row>
        <table:table-row table:style-name="ro1">
          <table:table-cell office:value-type="string" calcext:value-type="string">
            <text:p>Page 1 / Register 19: LOR Driver Gain Setting Register - 0x01 / 0x13 (P1_R19)</text:p>
          </table:table-cell>
          <table:table-cell table:number-columns-repeated="5"/>
          <table:table-cell table:style-name="ce24" office:value-type="string" calcext:value-type="string">
            <text:p>TLV320AIC3254_REG_LOR_GAIN</text:p>
          </table:table-cell>
        </table:table-row>
        <table:table-row table:style-name="ro1">
          <table:table-cell table:style-name="ce12" office:value-type="string" calcext:value-type="string">
            <text:p>После сброса – muted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bin</text:p>
          </table:table-cell>
          <table:table-cell table:style-name="ce13" office:value-type="string" calcext:value-type="string">
            <text:p>dec</text:p>
          </table:table-cell>
          <table:table-cell table:style-name="ce13" office:value-type="string" calcext:value-type="string">
            <text:p>dB</text:p>
          </table:table-cell>
          <table:table-cell table:style-name="ce13" office:value-type="string" calcext:value-type="string">
            <text:p>hex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1111 1010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string" calcext:value-type="string">
            <text:p>0xFA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1111 101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0xFB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1111 1100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string" calcext:value-type="string">
            <text:p>0xFC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1111 1101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string" calcext:value-type="string">
            <text:p>0xFD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1111 111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string" calcext:value-type="string">
            <text:p>0xFE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1111 111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0xFF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0000 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 0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 00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x0A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0x0F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table:number-columns-repeated="2" table:style-name="ce23" office:value-type="float" office:value="20" calcext:value-type="float">
            <text:p>20</text:p>
          </table:table-cell>
          <table:table-cell table:style-name="ce23" office:value-type="string" calcext:value-type="string">
            <text:p>0x14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1 110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0x1D</text:p>
          </table:table-cell>
          <table:table-cell table:number-columns-repeated="3"/>
        </table:table-row>
        <table:table-row table:style-name="ro1" table:number-rows-repeated="104853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35:32.716300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3:15:50.555810640</meta:creation-date>
    <meta:generator>LibreOffice/6.4.7.2$Linux_X86_64 LibreOffice_project/40$Build-2</meta:generator>
    <dc:date>2022-08-11T15:37:57.709025314</dc:date>
    <meta:editing-duration>PT4H59M11S</meta:editing-duration>
    <meta:editing-cycles>13</meta:editing-cycles>
    <meta:document-statistic meta:table-count="3" meta:cell-count="795" meta:object-count="0"/>
  </office:meta>
</office:document-meta>
</file>